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adfc" officeooo:paragraph-rsid="0015adfc"/>
    </style:style>
    <style:style style:name="P2" style:family="paragraph" style:parent-style-name="Standard">
      <style:text-properties officeooo:rsid="0016caca" officeooo:paragraph-rsid="0016caca"/>
    </style:style>
    <style:style style:name="P3" style:family="paragraph" style:parent-style-name="Standard">
      <style:text-properties officeooo:rsid="0016caca" officeooo:paragraph-rsid="002be9e3"/>
    </style:style>
    <style:style style:name="P4" style:family="paragraph" style:parent-style-name="Standard">
      <style:text-properties officeooo:rsid="00181992" officeooo:paragraph-rsid="00181992"/>
    </style:style>
    <style:style style:name="P5" style:family="paragraph" style:parent-style-name="Standard">
      <style:text-properties officeooo:rsid="001a0d50" officeooo:paragraph-rsid="001a0d50"/>
    </style:style>
    <style:style style:name="P6" style:family="paragraph" style:parent-style-name="Standard">
      <style:text-properties officeooo:rsid="001d21a0" officeooo:paragraph-rsid="001d21a0"/>
    </style:style>
    <style:style style:name="P7" style:family="paragraph" style:parent-style-name="Standard">
      <style:text-properties officeooo:rsid="001f15f6" officeooo:paragraph-rsid="001f15f6"/>
    </style:style>
    <style:style style:name="P8" style:family="paragraph" style:parent-style-name="Standard">
      <style:text-properties officeooo:rsid="001f500c" officeooo:paragraph-rsid="001f500c"/>
    </style:style>
    <style:style style:name="P9" style:family="paragraph" style:parent-style-name="Standard">
      <style:text-properties officeooo:rsid="002066c0" officeooo:paragraph-rsid="002066c0"/>
    </style:style>
    <style:style style:name="P10" style:family="paragraph" style:parent-style-name="Standard">
      <style:text-properties officeooo:rsid="002066c0" officeooo:paragraph-rsid="0020a94c"/>
    </style:style>
    <style:style style:name="P11" style:family="paragraph" style:parent-style-name="Standard">
      <style:text-properties officeooo:rsid="0020a94c" officeooo:paragraph-rsid="0020a94c"/>
    </style:style>
    <style:style style:name="P12" style:family="paragraph" style:parent-style-name="Standard">
      <style:text-properties officeooo:rsid="0020f322" officeooo:paragraph-rsid="0020a94c"/>
    </style:style>
    <style:style style:name="P13" style:family="paragraph" style:parent-style-name="Standard">
      <style:text-properties officeooo:rsid="0020f322" officeooo:paragraph-rsid="0020f322"/>
    </style:style>
    <style:style style:name="P14" style:family="paragraph" style:parent-style-name="Standard">
      <style:text-properties officeooo:rsid="00228faf" officeooo:paragraph-rsid="00228faf"/>
    </style:style>
    <style:style style:name="P15" style:family="paragraph" style:parent-style-name="Standard">
      <style:text-properties officeooo:rsid="002346b4" officeooo:paragraph-rsid="002346b4"/>
    </style:style>
    <style:style style:name="P16" style:family="paragraph" style:parent-style-name="Standard">
      <style:text-properties officeooo:rsid="00251af1" officeooo:paragraph-rsid="00251af1"/>
    </style:style>
    <style:style style:name="P17" style:family="paragraph" style:parent-style-name="Standard">
      <style:text-properties officeooo:rsid="00268105" officeooo:paragraph-rsid="00268105"/>
    </style:style>
    <style:style style:name="P18" style:family="paragraph" style:parent-style-name="Standard">
      <style:text-properties officeooo:rsid="0027b606" officeooo:paragraph-rsid="0027b606"/>
    </style:style>
    <style:style style:name="P19" style:family="paragraph" style:parent-style-name="Standard">
      <style:text-properties officeooo:rsid="0028a1bf" officeooo:paragraph-rsid="0028a1bf"/>
    </style:style>
    <style:style style:name="P20" style:family="paragraph" style:parent-style-name="Standard">
      <style:text-properties officeooo:rsid="002a445f" officeooo:paragraph-rsid="002a445f"/>
    </style:style>
    <style:style style:name="P21" style:family="paragraph" style:parent-style-name="Standard">
      <style:text-properties officeooo:rsid="002be9e3" officeooo:paragraph-rsid="002be9e3"/>
    </style:style>
    <style:style style:name="T1" style:family="text">
      <style:text-properties officeooo:rsid="001bf46d"/>
    </style:style>
    <style:style style:name="T2" style:family="text">
      <style:text-properties officeooo:rsid="001d21a0"/>
    </style:style>
    <style:style style:name="T3" style:family="text">
      <style:text-properties officeooo:rsid="001f15f6"/>
    </style:style>
    <style:style style:name="T4" style:family="text">
      <style:text-properties officeooo:rsid="0020a94c"/>
    </style:style>
    <style:style style:name="T5" style:family="text">
      <style:text-properties officeooo:rsid="0020f322"/>
    </style:style>
    <style:style style:name="T6" style:family="text">
      <style:text-properties officeooo:rsid="00216d44"/>
    </style:style>
    <style:style style:name="T7" style:family="text">
      <style:text-properties officeooo:rsid="002be9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ying with Prolog</text:p>
      <text:p text:style-name="P21">Anne Ogborn</text:p>
      <text:p text:style-name="P1"/>
      <text:p text:style-name="P2"/>
      <text:p text:style-name="P2">FADE IN</text:p>
      <text:p text:style-name="P2">TITLE CARD</text:p>
      <text:p text:style-name="P2">Train Consists with clp(fd)</text:p>
      <text:p text:style-name="P4"><text:span text:style-name="T2">TRAIN</text:span> <text:span text:style-name="T2">MUSIC</text:span> over...</text:p>
      <text:p text:style-name="P2"/>
      <text:p text:style-name="P4"><text:span text:style-name="T2">DISSOLVE</text:span> TO</text:p>
      <text:p text:style-name="P4"/>
      <text:p text:style-name="P2">Int – LARS at a table – he’s wearing absurd RAILFAN STUFF like an engineers hat.</text:p>
      <text:p text:style-name="P5">In front of him is a <text:span text:style-name="T1">table with TOY TRAIN CARS.</text:span></text:p>
      <text:p text:style-name="P5"/>
      <text:p text:style-name="P6">LARS is rearranging TRAIN CARS. He’s frustrated.</text:p>
      <text:p text:style-name="P6"/>
      <text:p text:style-name="P6">TRAIN MUSIC fades out</text:p>
      <text:p text:style-name="P6"/>
      <text:p text:style-name="P6">LARS is startled, looks up. <text:s/></text:p>
      <text:p text:style-name="P6"/>
      <text:p text:style-name="P6">LARS: Oh, Hi Annie! It’s you.</text:p>
      <text:p text:style-name="P6"/>
      <text:p text:style-name="P6">CUT TO Annie. <text:span text:style-name="T3">She’s wearing a TRAIN CAP</text:span></text:p>
      <text:p text:style-name="P6"/>
      <text:p text:style-name="P6"><text:span text:style-name="T3">ANNIE: </text:span>Hey Lars! <text:s/><text:span text:style-name="T3">What’s the matter? Aren’t you having fun with trains?</text:span></text:p>
      <text:p text:style-name="P7"/>
      <text:p text:style-name="P7">CUT TO Lars trains – he shuffling the order around.</text:p>
      <text:p text:style-name="P7"/>
      <text:p text:style-name="P7">LARS: Oh, I’m frustrated – I’m wondering what order I should put my train cars in!</text:p>
      <text:p text:style-name="P7"/>
      <text:p text:style-name="P7">CUT To Lars c/u</text:p>
      <text:p text:style-name="P7"/>
      <text:p text:style-name="P7">Lars is unhappy – Then he brightens up -</text:p>
      <text:p text:style-name="P7"/>
      <text:p text:style-name="P7">LARS: Maybe Prolog could help!</text:p>
      <text:p text:style-name="P7"/>
      <text:p text:style-name="P7">ANNIE (vo): I bet so! Sequencing is a classic constraint problem.</text:p>
      <text:p text:style-name="P7"/>
      <text:p text:style-name="P7">LARS: OK, Let’s try!</text:p>
      <text:p text:style-name="P7"/>
      <text:p text:style-name="P7">CUT TO Annie</text:p>
      <text:p text:style-name="P7"/>
      <text:p text:style-name="P7">ANNIE: Let’s try it with constraint logic programming over finite domains.</text:p>
      <text:p text:style-name="P7"/>
      <text:p text:style-name="P7">CUT TO SCREEN SHOT</text:p>
      <text:p text:style-name="P7"/>
      <text:p text:style-name="P7">:- module(consist, [</text:p>
      <text:p text:style-name="P7"><text:s text:c="14"/>consist/2</text:p>
      <text:p text:style-name="P7"><text:s text:c="10"/>]).</text:p>
      <text:p text:style-name="P7">/** &lt;module&gt; Tool for arranging train consists</text:p>
      <text:p text:style-name="P7"><text:s/>*</text:p>
      <text:p text:style-name="P7"><text:s/>*/</text:p>
      <text:p text:style-name="P7">:- use_module(library(clpfd)).</text:p>
      <text:p text:style-name="P7"><text:soft-page-break/>ANNIE (vo): Do the normal stuff up front.</text:p>
      <text:p text:style-name="P7"/>
      <text:p text:style-name="P7"/>
      <text:p text:style-name="P7">%! <text:s/>consist(+Cars:list, -OrderedCars:list) is nondet</text:p>
      <text:p text:style-name="P7">%</text:p>
      <text:p text:style-name="P7">% <text:s text:c="2"/>@arg Cars <text:s/>a bag of cars as a list</text:p>
      <text:p text:style-name="P7">% <text:s text:c="2"/>@arg OrderedCars a valid ordering of the cars as a list</text:p>
      <text:p text:style-name="P7">%</text:p>
      <text:p text:style-name="P7">% <text:s text:c="2"/>for simplicity the engine's assumed.</text:p>
      <text:p text:style-name="P7">%</text:p>
      <text:p text:style-name="P7">consist(Cars, OrderedCars) :-</text:p>
      <text:p text:style-name="P7"/>
      <text:p text:style-name="P7">ANNIE (vo, cont.): We’ll take a bag of cars – an unordered multiset of cars</text:p>
      <text:p text:style-name="P7">and return them ordered in a valid way.</text:p>
      <text:p text:style-name="P7">The engine’s always on the left, so we <text:s/>don’t need to include it.</text:p>
      <text:p text:style-name="P7"/>
      <text:p text:style-name="P8">What kind of cars do you have?</text:p>
      <text:p text:style-name="P8"/>
      <text:p text:style-name="P8">CUT TO STATIC IMAGE rpo, baggage, sleeper, chair,</text:p>
      <text:p text:style-name="P8"/>
      <text:p text:style-name="P8">LARS: rpo, a railway post office, and a baggage car,</text:p>
      <text:p text:style-name="P8">a sleeping car, and a chair car for short distance passengers</text:p>
      <text:p text:style-name="P8"/>
      <text:p text:style-name="P8">CUT TO STATIC IMAGE: diner, lounge, dome, observation</text:p>
      <text:p text:style-name="P8"/>
      <text:p text:style-name="P8">LARS: The diner for meals, a lounge and dome car to pass the time, and</text:p>
      <text:p text:style-name="P8">an observation car – that’s the car with the little porch on the end. </text:p>
      <text:p text:style-name="P8"/>
      <text:p text:style-name="P8">CUT TO SCREEN</text:p>
      <text:p text:style-name="P8"><text:s text:c="4"/>% for sanity, make sure Cars is a ground list</text:p>
      <text:p text:style-name="P8"><text:s text:c="4"/>% of cars</text:p>
      <text:p text:style-name="P8"><text:s text:c="4"/>is_list(Cars),</text:p>
      <text:p text:style-name="P8"><text:s text:c="4"/>ground(Cars),</text:p>
      <text:p text:style-name="P8"><text:s text:c="4"/>maplist(car_type, Cars),</text:p>
      <text:p text:style-name="P8"><text:s text:c="4"/>% we'll need the train length for many things</text:p>
      <text:p text:style-name="P8"><text:s text:c="4"/>length(Cars, Len),</text:p>
      <text:p text:style-name="P8"/>
      <text:p text:style-name="P8">ANNIE (vo): Let’s make sure we’re passed something sane – a grounded list of</text:p>
      <text:p text:style-name="P8">cars. Generally, it’s a good programming strategy to reject lots of bad input right away,</text:p>
      <text:p text:style-name="P8">then you don’t have to reason about them.</text:p>
      <text:p text:style-name="P8">We’re going to need the length of the train, let’s grab it now.</text:p>
      <text:p text:style-name="P8"/>
      <text:p text:style-name="P8">ADD TO PROGRAM:</text:p>
      <text:p text:style-name="P8"><text:s/>% create a list of the train positions</text:p>
      <text:p text:style-name="P8"><text:s text:c="4"/>% 1 based</text:p>
      <text:p text:style-name="P8"><text:s text:c="4"/>length(Order, Len),</text:p>
      <text:p text:style-name="P8"><text:s text:c="4"/>Order ins 1..Len,</text:p>
      <text:p text:style-name="P8"><text:s text:c="4"/>all_different(Order),</text:p>
      <text:p text:style-name="P8"/>
      <text:p text:style-name="P8">ANNIE (vo): Now we need a list of what order in the train the cars are in. So if the</text:p>
      <text:p text:style-name="P8">first car in Cars is the diner, then the first element of Order will eventually be the</text:p>
      <text:p text:style-name="P8">diner’s location in the train.</text:p>
      <text:p text:style-name="P8"/>
      <text:p text:style-name="P8"><text:soft-page-break/>LARS (vo): Hey, wait! You haven’t used Order yet – and you HAVE used Len – you’ll get a list</text:p>
      <text:p text:style-name="P8">of length Len full of unbound variables. Is that what you really wanted?</text:p>
      <text:p text:style-name="P8"/>
      <text:p text:style-name="P8">ANNIE(vo): Yes – it is! we’ll start with unbound variables, and start applying constraints to them.</text:p>
      <text:p text:style-name="P8">So if this car can’t be before another car, we can constrain that one element of this list is less than another one.</text:p>
      <text:p text:style-name="P9">I’ve already added a couple constraints – First, I made every element in Order be in 1 through Len.</text:p>
      <text:p text:style-name="P9">That makes sense – we can’t have a car in position 9 in a 6 car train.</text:p>
      <text:p text:style-name="P9">Second, I’ve made sure that there’s one car in each position. All_different makes sure there’s only one</text:p>
      <text:p text:style-name="P9">car that’s first, one that’s second, and so on, since they all have to be numbered, and all different.</text:p>
      <text:p text:style-name="P8"/>
      <text:p text:style-name="P9">LARS(vo): <text:span text:style-name="T6">That’s the pigeonhole principle. <text:s/>Annie, won’t </text:span>we have lots of constraints?</text:p>
      <text:p text:style-name="P9"/>
      <text:p text:style-name="P9">ANNIE <text:span text:style-name="T4">(vo)</text:span>: Yes, but that’s OK – we don’t have to solve the constraint system ourselves, clp(fd) can do it.</text:p>
      <text:p text:style-name="P9"><text:s text:c="4"/>% add the constraints</text:p>
      <text:p text:style-name="P9"><text:s text:c="4"/>constrain_positions(Cars, Order),</text:p>
      <text:p text:style-name="P9"><text:s text:c="4"/>% minimize distance to diner</text:p>
      <text:p text:style-name="P9"/>
      <text:p text:style-name="P11">So, the cars are going to have some rules about where they can be, and those will add constraints to Order. Let’s do that in it’s own predicate.</text:p>
      <text:p text:style-name="P11"/>
      <text:p text:style-name="P11">LARS (vo): We want the diner to be near to everyone, since it’s hard to move along the train, and disrupts other passengers.</text:p>
      <text:p text:style-name="P11"/>
      <text:p text:style-name="P11">ANNIE(vo): OK, let’s add a variable Dist, which is some measure of how hard it is to get to the diner, and then minimize it.</text:p>
      <text:p text:style-name="P11"/>
      <text:p text:style-name="P10"><text:s text:c="4"/>% we constrain Dist to be distance to diner</text:p>
      <text:p text:style-name="P10"><text:s text:c="4"/>diner_dist(Cars, Order, Dist),</text:p>
      <text:p text:style-name="P10"/>
      <text:p text:style-name="P11">Lars(vo): Oh, neat, we can do optimization as well.</text:p>
      <text:p text:style-name="P11"/>
      <text:p text:style-name="P11"><text:s text:c="4"/>% label the cars</text:p>
      <text:p text:style-name="P11"><text:s text:c="4"/>labeling([min(Dist), ff], [Dist| Order]),</text:p>
      <text:p text:style-name="P11"/>
      <text:p text:style-name="P11">Annie (vo): Yes, we just pass Dist as a variable to minimize when ordering solutions. </text:p>
      <text:p text:style-name="P11">Labeling forces all the variables in it’s second argument to be ground. In this case, Dist, and</text:p>
      <text:p text:style-name="P11">all the car orders.</text:p>
      <text:p text:style-name="P11"/>
      <text:p text:style-name="P11">Lars(vo): what’s the first argument?</text:p>
      <text:p text:style-name="P11"/>
      <text:p text:style-name="P11">Annie(vo): <text:span text:style-name="T5">the options to labeling. We want to minimize Dist, and we select fail fast as a strategy for finding labeling. I’ve found fail fast to be a good strategy when there are lots of options, like here.</text:span></text:p>
      <text:p text:style-name="P12"/>
      <text:p text:style-name="P12"><text:s text:c="4"/>pairs_keys_values(Pairs, Order, Cars),</text:p>
      <text:p text:style-name="P12"><text:s text:c="4"/>keysort(Pairs, OrderedPairs),</text:p>
      <text:p text:style-name="P12"><text:s text:c="4"/>pairs_keys_values(OrderedPairs, _, OrderedCars).</text:p>
      <text:p text:style-name="P12"/>
      <text:p text:style-name="P13">Annie (cont vo):</text:p>
      <text:p text:style-name="P13"><text:s text:c="4"/>Now we have the order list ground, but that’s not a good way to deliver the info to the user.</text:p>
      <text:p text:style-name="P13">We’ll make car-order pairs, then sort them by order, and strip the cars back out using the handy</text:p>
      <text:p text:style-name="P13">pairs library in SWI-Prolog.</text:p>
      <text:p text:style-name="P14"><text:soft-page-break/>With that out of the way, we’re ready to start thinking about the actual rules.</text:p>
      <text:p text:style-name="P14"/>
      <text:p text:style-name="P14">CUT TO Lars</text:p>
      <text:p text:style-name="P14"/>
      <text:p text:style-name="P14">Lars: That varies with the kind of car. </text:p>
      <text:p text:style-name="P14"/>
      <text:p text:style-name="P14">LARS produces BAGGAGE CAR TOY and RPO</text:p>
      <text:p text:style-name="P14"/>
      <text:p text:style-name="P14">Lars <text:s/>(cont): Here’s a baggage car. Passengers aren’t allowed in the baggage car, so it has to be at one end of the train.</text:p>
      <text:p text:style-name="P14"/>
      <text:p text:style-name="P14">ANNIE (vo):OK – We’ll keep two variables, MinWalk and MaxWalk, and only let passengers move around between them.</text:p>
      <text:p text:style-name="P14"/>
      <text:p text:style-name="P14">LARS: This other one is a railway post office. <text:s/>Years ago much mail moved by train. It was sorted aboard the train itself, in the rpo car. Passengers of course can’t move through this car either.</text:p>
      <text:p text:style-name="P14"/>
      <text:p text:style-name="P14">LARS produces OBSERVATION CAR TOY</text:p>
      <text:p text:style-name="P14"/>
      <text:p text:style-name="P14">Lars: This is the observation car. It has this fun little porch on the back. But of course you can’t get from it to a car behind it, so it has to be the last car.</text:p>
      <text:p text:style-name="P14"/>
      <text:p text:style-name="P15">CUT TO Annie </text:p>
      <text:p text:style-name="P15"/>
      <text:p text:style-name="P15">Annie: Ok, so let’s code these restrictions. Remember we still need to write constrain_positions</text:p>
      <text:p text:style-name="P15"/>
      <text:p text:style-name="P15">CUT TO SCREEN</text:p>
      <text:p text:style-name="P15"/>
      <text:p text:style-name="P15">constrain_positions(Cars, Order) :-</text:p>
      <text:p text:style-name="P15"><text:s text:c="4"/>length(Cars, Len),</text:p>
      <text:p text:style-name="P15"><text:s text:c="4"/>% min and max car # passengers can reach</text:p>
      <text:p text:style-name="P15"><text:s text:c="4"/>[MinWalk, MaxWalk] ins 1..Len,</text:p>
      <text:p text:style-name="P15"><text:s text:c="4"/>maplist(a_car(Len, MinWalk, MaxWalk), Cars, Order).</text:p>
      <text:p text:style-name="P15"/>
      <text:p text:style-name="P15">We’ll need the length, the MinWalk and MaxWalk variables, the Cars array, and the Order.</text:p>
      <text:p text:style-name="P15">We’ll make MinWalk and MaxWalk be reasonable indices, and make Min be less than or equal to Max.</text:p>
      <text:p text:style-name="P15"/>
      <text:p text:style-name="P15">Then we can add the constraints for each car individually, so we’ll use maplist.</text:p>
      <text:p text:style-name="P15"/>
      <text:p text:style-name="P15">Lars(vo): Neat, so far we haven’t had to do each car type individually.</text:p>
      <text:p text:style-name="P15"/>
      <text:p text:style-name="P15">Annie(vo): Yes, but now we do as we implement a_car.</text:p>
      <text:p text:style-name="P15"/>
      <text:p text:style-name="P15">% the observation must be at the end, and we must</text:p>
      <text:p text:style-name="P15">% be able to walk to it</text:p>
      <text:p text:style-name="P15">a_car(Len, _MinWalk, Len, observation, Len).</text:p>
      <text:p text:style-name="P15"/>
      <text:p text:style-name="P15">The observation car’s easy – it has to be in position Len. We <text:s/>can also constrain MaxWalk</text:p>
      <text:p text:style-name="P15">to Len since the passengers have to be able to reach it.</text:p>
      <text:p text:style-name="P15"/>
      <text:p text:style-name="P15">% the baggage and RPO cars must be outside the walk area</text:p>
      <text:p text:style-name="P15">a_car(_Len, MinWalk, MaxWalk, rpo, Order) :-</text:p>
      <text:p text:style-name="P15"><text:s text:c="4"/>Order #&gt; MaxWalk #\/ <text:s/>Order #&lt; MinWalk.</text:p>
      <text:p text:style-name="P15"><text:soft-page-break/>a_car(_Len, MinWalk, MaxWalk, baggage, Order) :-</text:p>
      <text:p text:style-name="P15"><text:s text:c="4"/>Order #&gt; MaxWalk #\/ <text:s/>Order #&lt; MinWalk.</text:p>
      <text:p text:style-name="P15"/>
      <text:p text:style-name="P15">The baggage and RPO car are the same for our purposes. They have to be outside the walkable area.</text:p>
      <text:p text:style-name="P15"/>
      <text:p text:style-name="P15">% other cars must be walkable</text:p>
      <text:p text:style-name="P15">a_car(_Len, MinWalk, MaxWalk, Car, Order) :-</text:p>
      <text:p text:style-name="P15"><text:s text:c="4"/>member(Car, [sleeper, chair, diner, lounge, dome]),</text:p>
      <text:p text:style-name="P15"><text:s text:c="4"/>Order #&gt;= MinWalk,</text:p>
      <text:p text:style-name="P15"><text:s text:c="4"/>Order #=&lt; MaxWalk.</text:p>
      <text:p text:style-name="P15"/>
      <text:p text:style-name="P15">And all the other cars have to be inside the walkable area.</text:p>
      <text:p text:style-name="P15"/>
      <text:p text:style-name="P15">Lars (vo): wow – it’s like we define the problem and we’re done. Are we done?</text:p>
      <text:p text:style-name="P15"/>
      <text:p text:style-name="P15">Annie(vo): We used car_type to get the types of cars, and we need to make the diner distance</text:p>
      <text:p text:style-name="P15">constraint, but otherwise, yes.</text:p>
      <text:p text:style-name="P15"/>
      <text:p text:style-name="P15">Lars(vo): Oh, yes.</text:p>
      <text:p text:style-name="P15"/>
      <text:p text:style-name="P15"/>
      <text:p text:style-name="P15">car_type(X) :-</text:p>
      <text:p text:style-name="P15"><text:s text:c="4"/>member(X, [rpo, baggage, sleeper, chair, diner, lounge, dome, observation]).</text:p>
      <text:p text:style-name="P15"/>
      <text:p text:style-name="P15">Here’s the types of cars</text:p>
      <text:p text:style-name="P15"/>
      <text:p text:style-name="P15">Hey, Lars, what if there’s no diner?</text:p>
      <text:p text:style-name="P15"/>
      <text:p text:style-name="P15">Lars(vo): Oh! If there’s no diner, nobody walks to the diner, so the distance is zero.</text:p>
      <text:p text:style-name="P15"/>
      <text:p text:style-name="P15">diner_dist(Cars, _, 0) :-</text:p>
      <text:p text:style-name="P15"><text:s text:c="4"/>\+ memberchk(diner, Cars). % no diner!</text:p>
      <text:p text:style-name="P15"/>
      <text:p text:style-name="P16">Lars(vo) … so, we’ll need the diner’s location – but that’s not known yet.</text:p>
      <text:p text:style-name="P16"/>
      <text:p text:style-name="P16">Annie(vo): But if we find the diner in the Cars list, the corresponding element of the Order list is</text:p>
      <text:p text:style-name="P16">the Diner’s location – even though we don’t yet know it, we can use it to constrain other things.</text:p>
      <text:p text:style-name="P16"/>
      <text:p text:style-name="P16">Lars(vo): that’s kind of magical.</text:p>
      <text:p text:style-name="P16"/>
      <text:p text:style-name="P16">diner_dist(Cars, Order, Dist) :-</text:p>
      <text:p text:style-name="P16"><text:s text:c="4"/>nth1(DinerIndex, Cars, diner), % diner location in Cars</text:p>
      <text:p text:style-name="P16"><text:s text:c="4"/>nth1(DinerIndex, Order, DinerLoc), % unbound diner location</text:p>
      <text:p text:style-name="P16"><text:s text:c="4"/>diner_dist(Cars, Order, DinerLoc, 0, Dist).</text:p>
      <text:p text:style-name="P16"/>
      <text:p text:style-name="P17">Annie(vo): So DinerLoc is now constrained to be the location of the diner, and we can call</text:p>
      <text:p text:style-name="P17">diner_dist with more arguments.</text:p>
      <text:p text:style-name="P17"/>
      <text:p text:style-name="P17">Lars (vo): What’s the zero?</text:p>
      <text:p text:style-name="P17"/>
      <text:p text:style-name="P17">Annie (vo): A variable constrained to the distance score we’ve accumulated already. It’s weird to think of zero as a variable you can constrain to, but that’s what unification is – constraining to a known value.</text:p>
      <text:p text:style-name="P17"><text:soft-page-break/>Lars vo : so, if a chair or sleeper is 2 cars from the diner, we add 2 to that.</text:p>
      <text:p text:style-name="P17"/>
      <text:p text:style-name="P17">Annie(vo): Yes – more accurately, we make a new variable constrained to 2 more than the last value.</text:p>
      <text:p text:style-name="P17">Remember, when this code is executing we don’t know the car’s positions, so we don’t know what</text:p>
      <text:p text:style-name="P17">2 is, but we can still constrain.</text:p>
      <text:p text:style-name="P17"/>
      <text:p text:style-name="P18">Lars (vo): hey, Annie, what about cars like the lounge?</text:p>
      <text:p text:style-name="P18"/>
      <text:p text:style-name="P18">Annie (vo): What do you want to do about them?</text:p>
      <text:p text:style-name="P18"/>
      <text:p text:style-name="P18">Lars(vo): I think we can ignore those.</text:p>
      <text:p text:style-name="P18"/>
      <text:p text:style-name="P18">Annie(vo) OK -</text:p>
      <text:p text:style-name="P18"/>
      <text:p text:style-name="P18">diner_dist([], _, _, Dist, Dist).</text:p>
      <text:p text:style-name="P18"/>
      <text:p text:style-name="P18">This is a recursive solution, so when we run out of cars we have to have a base case – constrain</text:p>
      <text:p text:style-name="P18">Dist to SoFar.</text:p>
      <text:p text:style-name="P18"/>
      <text:p text:style-name="P18">diner_dist([Car | T], [Order|OT], DinerLoc, SoFar, Dist) :-</text:p>
      <text:p text:style-name="P18"><text:s text:c="4"/>member(Car, [sleeper, chair]),</text:p>
      <text:p text:style-name="P18"><text:s text:c="4"/>NewSoFar #= SoFar + abs(DinerLoc - Order),</text:p>
      <text:p text:style-name="P18"><text:s text:c="4"/>diner_dist(T, OT, DinerLoc, NewSoFar, Dist).</text:p>
      <text:p text:style-name="P18"/>
      <text:p text:style-name="P18">And now if it’s a chair or sleeper we can make a new variable constrained to SoFar </text:p>
      <text:p text:style-name="P18">plus the distance for this car.</text:p>
      <text:p text:style-name="P18">And then recursively call to <text:s/>keep adding cars.</text:p>
      <text:p text:style-name="P18"/>
      <text:p text:style-name="P18">Lars(vo): what about the other cars, like the lounge?</text:p>
      <text:p text:style-name="P18"/>
      <text:p text:style-name="P18">diner_dist([Car | T], [_|OT], DinerLoc, SoFar, Dist) :-</text:p>
      <text:p text:style-name="P18"><text:s text:c="4"/>member(Car, [rpo, baggage, diner, lounge, dome, observation]),</text:p>
      <text:p text:style-name="P18"><text:s text:c="4"/>diner_dist(T, OT, DinerLoc, SoFar, Dist).</text:p>
      <text:p text:style-name="P18"/>
      <text:p text:style-name="P18">Annie (vo): We just pass our SoFar variable through.</text:p>
      <text:p text:style-name="P18"/>
      <text:p text:style-name="P19">CUT TO LARS</text:p>
      <text:p text:style-name="P18"/>
      <text:p text:style-name="P19">Lars: Hey, that’s it! Only that little bit of diner_dist felt like normal Prolog code – most of it</text:p>
      <text:p text:style-name="P19">is just setting up constraints. <text:s/>Will it work?</text:p>
      <text:p text:style-name="P19"/>
      <text:p text:style-name="P19">CUT TO ANNIE</text:p>
      <text:p text:style-name="P19"/>
      <text:p text:style-name="P19">Annie: Sure! All my programs work the first time!</text:p>
      <text:p text:style-name="P19"/>
      <text:p text:style-name="P19">CUT TO LARS:</text:p>
      <text:p text:style-name="P19">(laughs) </text:p>
      <text:p text:style-name="P19">Lars: Are you sure there’s not some magic of video editing going on there?</text:p>
      <text:p text:style-name="P19"/>
      <text:p text:style-name="P19">ANNIE (vo): </text:p>
      <text:p text:style-name="P19">Honestly, this program almost did run the first time. I made a mistake in diner_dist. But I’ve noticed</text:p>
      <text:p text:style-name="P19">that clp(fd) programs, though they are hard to write, often have few bugs.</text:p>
      <text:p text:style-name="P19"/>
      <text:p text:style-name="P19"><text:soft-page-break/>Lars: So let’s try it!</text:p>
      <text:p text:style-name="P19"/>
      <text:p text:style-name="P19">CUT TO SCREEN (Terminal).</text:p>
      <text:p text:style-name="P19">Show typing in the query.</text:p>
      <text:p text:style-name="P19"/>
      <text:p text:style-name="P19">?- consist([baggage, observation, diner, sleeper, sleeper], X).</text:p>
      <text:p text:style-name="P19">X = [baggage, sleeper, diner, sleeper, observation] ;</text:p>
      <text:p text:style-name="P19">X = [baggage, sleeper, diner, sleeper, observation] ;</text:p>
      <text:p text:style-name="P19">X = [baggage, diner, sleeper, sleeper, observation] ;</text:p>
      <text:p text:style-name="P19">X = [baggage, diner, sleeper, sleeper, observation] ;</text:p>
      <text:p text:style-name="P19">X = [baggage, sleeper, sleeper, diner, observation] ;</text:p>
      <text:p text:style-name="P19">X = [baggage, sleeper, sleeper, diner, observation] ;</text:p>
      <text:p text:style-name="P19">false.</text:p>
      <text:p text:style-name="P19"/>
      <text:p text:style-name="P19">Lars (vo): That was great! What happens if a consist is impossible? Like if there’s two observation cars, they can’t both be on the back.</text:p>
      <text:p text:style-name="P19"/>
      <text:p text:style-name="P19">?- consist([observation, baggage, observation], X).</text:p>
      <text:p text:style-name="P19">false.</text:p>
      <text:p text:style-name="P19"/>
      <text:p text:style-name="P20">Lars (vo): <text:s/>oh, of course – no solution is possible, so it fails.</text:p>
      <text:p text:style-name="P20"/>
      <text:p text:style-name="P20">CUT TO LARS:</text:p>
      <text:p text:style-name="P20"/>
      <text:p text:style-name="P20">Lars: Hey, Annie, how does performance of this compare to solving it by recursive descent in Prolog?</text:p>
      <text:p text:style-name="P19"/>
      <text:p text:style-name="P20">CUT TO TERMINAL SCREEN</text:p>
      <text:p text:style-name="P20"/>
      <text:p text:style-name="P20">Annie: Usually it’s better. The constraint system prunes the search tree early.</text:p>
      <text:p text:style-name="P20">I discovered something interesting when fiddlign with <text:s/>timing this: </text:p>
      <text:p text:style-name="P20"/>
      <text:p text:style-name="P19">?- time(consist([baggage, observation, diner, sleeper, sleeper], X)).</text:p>
      <text:p text:style-name="P19">% 49,456 inferences, 0.007 CPU in 0.007 seconds (100% CPU, 7181873 Lips)</text:p>
      <text:p text:style-name="P19">X = [baggage, sleeper, diner, sleeper, observation] ;</text:p>
      <text:p text:style-name="P19">% 554 inferences, 0.000 CPU in 0.000 seconds (99% CPU, 1392845 Lips)</text:p>
      <text:p text:style-name="P19">X = [baggage, sleeper, diner, sleeper, observation] ;</text:p>
      <text:p text:style-name="P19">% 26,051 inferences, 0.008 CPU in 0.008 seconds (100% CPU, 3287744 Lips)</text:p>
      <text:p text:style-name="P19">X = [baggage, diner, sleeper, sleeper, observation] ;</text:p>
      <text:p text:style-name="P19">% 559 inferences, 0.000 CPU in 0.000 seconds (99% CPU, 1543917 Lips)</text:p>
      <text:p text:style-name="P19">X = [baggage, diner, sleeper, sleeper, observation] ;</text:p>
      <text:p text:style-name="P19">% 5,202 inferences, 0.003 CPU in 0.003 seconds (100% CPU, 1726471 Lips)</text:p>
      <text:p text:style-name="P19">X = [baggage, sleeper, sleeper, diner, observation] ;</text:p>
      <text:p text:style-name="P19">% 702 inferences, 0.000 CPU in 0.000 seconds (99% CPU, 1524086 Lips)</text:p>
      <text:p text:style-name="P19">X = [baggage, sleeper, sleeper, diner, observation] ;</text:p>
      <text:p text:style-name="P19">% 18,391 inferences, 0.007 CPU in 0.007 seconds (100% CPU, 2675293 Lips)</text:p>
      <text:p text:style-name="P19">false.</text:p>
      <text:p text:style-name="P18"/>
      <text:p text:style-name="P20">Annie (cont, vo): The majority of the work is saved from one solution to the next. Notice</text:p>
      <text:p text:style-name="P20">that the second solution is identical, but it only took 554 inferences to discover that.</text:p>
      <text:p text:style-name="P20"/>
      <text:p text:style-name="P20">When it moves the diner to the front, that’s less optimal, so it has to undo a lot of work. But then the</text:p>
      <text:p text:style-name="P20">redundant solution is quick, and even swapping the diner behind the sleepers is pretty quick. </text:p>
      <text:p text:style-name="P20"/>
      <text:p text:style-name="P20"><text:soft-page-break/>The last one is high because it has to exhaust the search space. </text:p>
      <text:p text:style-name="P20"/>
      <text:p text:style-name="P20">CUT TO Int Shot LARS at table with TOY TRAINS and LAPTOP: </text:p>
      <text:p text:style-name="P20">Lars, now happy, is arranging the trains – he checks his laptop in between cars.</text:p>
      <text:p text:style-name="P20"/>
      <text:p text:style-name="P20">Lars looks at CAMERA.</text:p>
      <text:p text:style-name="P20"/>
      <text:p text:style-name="P20">LARS: thanks, Annie! Wow, Prolog and clp(fd) helped! I can arrange my trains</text:p>
      <text:p text:style-name="P20"/>
      <text:p text:style-name="P20">LARS pushes train along and makes TOOT TOOT sound<text:span text:style-name="T7">s</text:span></text:p>
      <text:p text:style-name="P20"/>
      <text:p text:style-name="P21">LAP bring up TRAIN MUSIC</text:p>
      <text:p text:style-name="P20"/>
      <text:p text:style-name="P20">FADE TO <text:span text:style-name="T7">TITLE CARD</text:span></text:p>
      <text:p text:style-name="P20"/>
      <text:p text:style-name="P3">TITLE CARD</text:p>
      <text:p text:style-name="P3">Train Consists with clp(fd)</text:p>
      <text:p text:style-name="P3"/>
      <text:p text:style-name="P21">FADE TO BLACK</text:p>
      <text:p text:style-name="P15"/>
      <text:p text:style-name="P15"/>
      <text:p text:style-name="P14"/>
      <text:p text:style-name="P14"/>
      <text:p text:style-name="P13"/>
      <text:p text:style-name="P12"/>
      <text:p text:style-name="P11"/>
      <text:p text:style-name="P11"/>
      <text:p text:style-name="P8"/>
      <text:p text:style-name="P8"/>
      <text:p text:style-name="P7"/>
      <text:p text:style-name="P7"/>
      <text:p text:style-name="P7"/>
      <text:p text:style-name="P6"/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6T15:20:00.771691646</meta:creation-date>
    <dc:date>2020-01-26T22:32:32.119790289</dc:date>
    <meta:editing-duration>PT30M3S</meta:editing-duration>
    <meta:editing-cycles>8</meta:editing-cycles>
    <meta:generator>LibreOffice/6.0.6.2$Linux_X86_64 LibreOffice_project/00m0$Build-2</meta:generator>
    <meta:document-statistic meta:table-count="0" meta:image-count="0" meta:object-count="0" meta:page-count="8" meta:paragraph-count="251" meta:word-count="2280" meta:character-count="13208" meta:non-whitespace-character-count="10930"/>
  </office:meta>
</office:document-meta>
</file>